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Contents">
      <style:paragraph-properties fo:margin-top="0cm" fo:margin-bottom="0.499cm"/>
    </style:style>
    <style:style style:name="P2" style:family="paragraph" style:parent-style-name="List_20_Contents">
      <style:paragraph-properties fo:margin-top="0cm" fo:margin-bottom="0.499cm"/>
      <style:text-properties fo:font-size="10pt" style:font-size-asian="10pt" style:font-size-complex="10pt"/>
    </style:style>
    <style:style style:name="P3" style:family="paragraph" style:parent-style-name="List_20_Contents">
      <style:paragraph-properties fo:margin-top="0cm" fo:margin-bottom="0.499cm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 style:parent-style-name="List_20_Contents">
      <style:paragraph-properties fo:margin-top="0cm" fo:margin-bottom="0.499cm"/>
      <style:text-properties fo:font-style="normal" style:font-style-asian="normal" style:font-style-complex="normal"/>
    </style:style>
    <style:style style:name="P5" style:family="paragraph" style:parent-style-name="List_20_Contents">
      <style:paragraph-properties fo:margin-left="0cm" fo:margin-right="0cm" fo:margin-top="0cm" fo:margin-bottom="0.499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List_20_Contents">
      <style:paragraph-properties fo:margin-left="1.002cm" fo:margin-right="0cm" fo:margin-top="0cm" fo:margin-bottom="0.499cm" fo:text-indent="0cm" style:auto-text-indent="false"/>
      <style:text-properties fo:font-size="10pt" style:font-size-asian="10pt" style:font-size-complex="10pt"/>
    </style:style>
    <style:style style:name="P7" style:family="paragraph" style:parent-style-name="List_20_Contents">
      <style:paragraph-properties fo:margin-top="0cm" fo:margin-bottom="0cm"/>
    </style:style>
    <style:style style:name="P8" style:family="paragraph" style:parent-style-name="List_20_Contents">
      <style:paragraph-properties fo:margin-top="0cm" fo:margin-bottom="0cm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List_20_Contents">
      <style:paragraph-properties fo:margin-left="1.101cm" fo:margin-right="0cm" fo:margin-top="0cm" fo:margin-bottom="0cm" fo:text-indent="0cm" style:auto-text-indent="false"/>
    </style:style>
    <style:style style:name="P10" style:family="paragraph" style:parent-style-name="List_20_Contents">
      <style:paragraph-properties fo:margin-left="1.101cm" fo:margin-right="0cm" fo:margin-top="0cm" fo:margin-bottom="0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style:font-weight-asian="bold" style:font-weight-complex="bold"/>
    </style:style>
    <style:style style:name="P13" style:family="paragraph" style:parent-style-name="Heading_20_2" style:list-style-name="L1"/>
    <style:style style:name="P14" style:family="paragraph" style:parent-style-name="Standard" style:list-style-name="L2">
      <style:paragraph-properties fo:text-align="start" style:justify-single-word="false"/>
    </style:style>
    <style:style style:name="P15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P16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P17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P18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P19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P20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P21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P22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P23" style:family="paragraph" style:parent-style-name="Heading_20_3" style:list-style-name="L1"/>
    <style:style style:name="P24" style:family="paragraph" style:parent-style-name="Heading_20_3" style:list-style-name="L1">
      <style:text-properties fo:font-size="12pt" style:font-size-asian="12pt" style:font-size-complex="12pt"/>
    </style:style>
    <style:style style:name="P25" style:family="paragraph" style:parent-style-name="Heading_20_3" style:list-style-name="L1">
      <style:text-properties fo:font-size="12pt" fo:font-style="italic" style:font-size-asian="10pt" style:font-style-asian="italic" style:font-size-complex="10pt" style:font-style-complex="italic"/>
    </style:style>
    <style:style style:name="P26" style:family="paragraph" style:parent-style-name="Heading_20_3" style:list-style-name="L1">
      <style:text-properties fo:font-size="10pt" fo:font-style="normal" style:font-size-asian="10pt" style:font-style-asian="normal" style:font-size-complex="10pt" style:font-style-complex="normal"/>
    </style:style>
    <style:style style:name="P27" style:family="paragraph" style:parent-style-name="Heading_20_3" style:list-style-name="L1">
      <style:text-properties style:font-name="Arial" fo:font-weight="bold" style:font-weight-asian="bold" style:font-weight-complex="bold"/>
    </style:style>
    <style:style style:name="P28" style:family="paragraph" style:parent-style-name="List_20_Contents">
      <style:paragraph-properties fo:margin-top="0cm" fo:margin-bottom="0cm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Heading_20_1" style:list-style-name="L1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bold" style:font-size-asian="10pt" style:font-style-asian="normal" style:font-size-complex="10pt" style:font-style-complex="normal"/>
    </style:style>
    <style:style style:name="T8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" style:family="text">
      <style:text-properties fo:font-size="10pt" fo:font-style="normal" fo:font-weight="bold" style:font-size-asian="10pt" style:font-style-asian="normal" style:font-size-complex="10pt" style:font-style-complex="normal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Times New Roman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Courier New" fo:font-weight="bold" style:font-weight-asian="bold" style:font-weight-complex="bold"/>
    </style:style>
    <style:style style:name="T20" style:family="text">
      <style:text-properties style:font-name="Courier New" fo:font-weight="normal" style:font-weight-asian="normal" style:font-weight-complex="normal"/>
    </style:style>
    <style:style style:name="T21" style:family="text">
      <style:text-properties style:font-name="Courier New" style:text-underline-style="none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style-complex="normal"/>
    </style:style>
    <style:style style:name="T26" style:family="text">
      <style:text-properties style:text-underline-style="none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Arial" fo:font-size="12pt" fo:font-style="italic" fo:font-weight="bold" style:font-size-asian="14.3999996185303pt" style:font-style-asian="italic" style:font-weight-asian="bold" style:font-size-complex="14.3999996185303pt" style:font-style-complex="italic" style:font-weight-complex="bold"/>
    </style:style>
    <style:style style:name="T29" style:family="text">
      <style:text-properties style:font-name="Arial" fo:font-size="12pt" fo:font-style="italic" fo:font-weight="bold" style:font-size-asian="12pt" style:font-style-asian="italic" style:font-size-complex="12pt" style:font-style-complex="italic"/>
    </style:style>
    <style:style style:name="T30" style:family="text">
      <style:text-properties style:font-name="Arial" fo:font-size="12pt" fo:font-style="italic" fo:font-weight="bold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>
        <style:list-level-properties text:min-label-distance="0.381cm"/>
      </text:list-level-style-number>
      <text:list-level-style-number text:level="3" text:style-name="Numbering_20_Symbols" style:num-prefix=" " style:num-suffix="." style:num-format="1">
        <style:list-level-properties text:min-label-distance="0.381cm"/>
      </text:list-level-style-number>
      <text:list-level-style-number text:level="4" text:style-name="Numbering_20_Symbols" style:num-prefix=" " style:num-suffix="." style:num-format="1">
        <style:list-level-properties text:min-label-distance="0.381cm"/>
      </text:list-level-style-number>
      <text:list-level-style-number text:level="5" text:style-name="Numbering_20_Symbols" style:num-prefix=" " style:num-suffix="." style:num-format="1">
        <style:list-level-properties text:min-label-distance="0.381cm"/>
      </text:list-level-style-number>
      <text:list-level-style-number text:level="6" text:style-name="Numbering_20_Symbols" style:num-prefix=" " style:num-suffix="." style:num-format="1">
        <style:list-level-properties text:min-label-distance="0.381cm"/>
      </text:list-level-style-number>
      <text:list-level-style-number text:level="7" text:style-name="Numbering_20_Symbols" style:num-prefix=" " style:num-suffix="." style:num-format="1">
        <style:list-level-properties text:min-label-distance="0.381cm"/>
      </text:list-level-style-number>
      <text:list-level-style-number text:level="8" text:style-name="Numbering_20_Symbols" style:num-prefix=" " style:num-suffix="." style:num-format="1">
        <style:list-level-properties text:min-label-distance="0.381cm"/>
      </text:list-level-style-number>
      <text:list-level-style-number text:level="9" text:style-name="Numbering_20_Symbols" style:num-prefix=" " style:num-suffix="." style:num-format="1">
        <style:list-level-properties text:min-label-distance="0.381cm"/>
      </text:list-level-style-number>
      <text:list-level-style-number text:level="10" text:style-name="Numbering_20_Symbols" style:num-prefix=" " style:num-suffix="." style:num-format="1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yJava =)</text:p>
      <text:list text:style-name="L1">
        <text:list-item>
          <text:h text:style-name="P29" text:outline-level="1">Задание</text:h>
          <text:list>
            <text:list-item>
              <text:p text:style-name="P15">Базовый язык – Java</text:p>
            </text:list-item>
            <text:list-item>
              <text:p text:style-name="P15">Базовые типы – целый, с плавающей точкой, булевский, символьный</text:p>
            </text:list-item>
            <text:list-item>
              <text:p text:style-name="P15">Структурированный тип – целочисленный вектор</text:p>
            </text:list-item>
            <text:list-item>
              <text:p text:style-name="P15">Оператор цикла – с предусловием</text:p>
            </text:list-item>
            <text:list-item>
              <text:p text:style-name="P15">Эквивалентность типов – именная</text:p>
            </text:list-item>
            <text:list-item>
              <text:p text:style-name="P15">Перегрузка операций – не разрешается</text:p>
            </text:list-item>
            <text:list-item>
              <text:p text:style-name="P15">Класс грамматик – LL(1) (?)</text:p>
            </text:list-item>
            <text:list-item>
              <text:p text:style-name="P15">Промежуточный язык – ПОЛИЗ (?)</text:p>
            </text:list-item>
          </text:list>
        </text:list-item>
        <text:list-item>
          <text:h text:style-name="P29" text:outline-level="1">Известные ограничения:</text:h>
        </text:list-item>
      </text:list>
      <text:list text:style-name="L2">
        <text:list-item>
          <text:p text:style-name="P14">убраны пакеты</text:p>
        </text:list-item>
        <text:list-item>
          <text:p text:style-name="P14">убраны импорты</text:p>
        </text:list-item>
        <text:list-item>
          <text:p text:style-name="P14">наследование только одного интерфейса интерфейсом</text:p>
        </text:list-item>
        <text:list-item>
          <text:p text:style-name="P14">реализация только одного интерфейса классом</text:p>
        </text:list-item>
        <text:list-item>
          <text:p text:style-name="P14">в объявлениях классов и интерфейсов, и абстрактных методах спецификаторы доступа сокращены до <text:span text:style-name="T27">public</text:span> и <text:span text:style-name="T27">default </text:span><text:span text:style-name="T24">за трудностью проверки</text:span></text:p>
        </text:list-item>
        <text:list-item>
          <text:p text:style-name="P14">убрана обработка исключительных ситуаций</text:p>
        </text:list-item>
        <text:list-item>
          <text:p text:style-name="P14">убрана конструкция <text:span text:style-name="T27">switch case</text:span> за трудностью проверки</text:p>
        </text:list-item>
        <text:list-item>
          <text:p text:style-name="P14">вслед за ней убраны константные выражения за ненадобностью</text:p>
        </text:list-item>
        <text:list-item>
          <text:p text:style-name="P14">убрана синхронизация</text:p>
        </text:list-item>
      </text:list>
      <text:p text:style-name="P11"/>
      <text:list text:style-name="L1" text:continue-numbering="true">
        <text:list-item>
          <text:h text:style-name="P29" text:outline-level="1">Programs</text:h>
        </text:list-item>
      </text:list>
      <text:p text:style-name="P3">&lt;compilation unit&gt; ::= &lt;type declarations&gt;</text:p>
      <text:list text:style-name="L1" text:continue-numbering="true">
        <text:list-item>
          <text:h text:style-name="P29" text:outline-level="1">Declarations</text:h>
          <text:list>
            <text:list-item>
              <text:h text:style-name="P13" text:outline-level="2">Common</text:h>
            </text:list-item>
          </text:list>
        </text:list-item>
      </text:list>
      <text:p text:style-name="P1"><text:span text:style-name="Teletype"><text:span text:style-name="T6">&lt;</text:span></text:span><text:span text:style-name="Teletype"><text:span text:style-name="T12">reduced access specifier</text:span></text:span><text:span text:style-name="Teletype"><text:span text:style-name="T6">&gt;</text:span></text:span><text:span text:style-name="Teletype"><text:span text:style-name="T7"> </text:span></text:span><text:span text:style-name="Teletype"><text:span text:style-name="T12">::=</text:span></text:span><text:span text:style-name="Teletype"><text:span text:style-name="T7"> public | </text:span></text:span></text:p>
      <text:p text:style-name="P6"><text:span text:style-name="Teletype"><text:span text:style-name="T16">&lt;access specifier&gt;</text:span></text:span><text:span text:style-name="Teletype"><text:span text:style-name="T25"> </text:span></text:span><text:span text:style-name="Teletype"><text:span text:style-name="T16">::=</text:span></text:span><text:span text:style-name="Teletype"><text:span text:style-name="T25"> public | protected | private |</text:span></text:span><text:span text:style-name="T24"><text:tab/></text:span></text:p>
      <text:p text:style-name="P3">&lt;type declarations&gt; ::= &lt;type declaration&gt; <text:span text:style-name="T22">|</text:span> &lt;type declarations&gt; &lt;type declaration&gt;</text:p>
      <text:p text:style-name="P4"><text:span text:style-name="T3">&lt;</text:span><text:span text:style-name="T3">type declaration</text:span><text:span text:style-name="T3">&gt; ::= &lt;</text:span><text:span text:style-name="T3">class declaration</text:span><text:span text:style-name="T3">&gt; | &lt;</text:span><text:span text:style-name="T3">interface declaration</text:span><text:span text:style-name="T3">&gt; |</text:span></text:p>
      <text:p text:style-name="P1"><text:span text:style-name="T5">&lt;static initializer&gt; ::= </text:span><text:span text:style-name="Teletype"><text:span text:style-name="T9">static</text:span></text:span><text:span text:style-name="T5"> &lt;block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parameters</text:h>
                </text:list-item>
              </text:list>
            </text:list-item>
          </text:list>
        </text:list-item>
      </text:list>
      <text:p text:style-name="P1"><text:span text:style-name="T5">&lt;formal parameter list&gt; ::= &lt;formal parameter&gt; | &lt;formal parameter list&gt;</text:span><text:span text:style-name="Teletype"><text:span text:style-name="T9">,</text:span></text:span><text:span text:style-name="T5"> &lt;formal parameter&gt;</text:span></text:p>
      <text:p text:style-name="P3"><text:soft-page-break/>&lt;formal parameter&gt; ::= &lt;type&gt; &lt;variable declarator id&gt; 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<text:span text:style-name="Teletype"><text:span text:style-name="T28">fields</text:span></text:span></text:h>
                </text:list-item>
              </text:list>
            </text:list-item>
          </text:list>
        </text:list-item>
      </text:list>
      <text:p text:style-name="P1"><text:span text:style-name="T5">&lt;field declaration&gt; ::= [&lt;access specifier&gt;] [</text:span><text:span text:style-name="Teletype"><text:span text:style-name="T9">static][final]</text:span></text:span><text:span text:style-name="T5"> &lt;type&gt; &lt;variable declarators&gt; </text:span><text:span text:style-name="Teletype"><text:span text:style-name="T9">;</text:span></text:span></text:p>
      <text:list text:style-name="L1" text:continue-numbering="true">
        <text:list-item>
          <text:list text:continue-numbering="true">
            <text:list-item>
              <text:h text:style-name="P13" text:outline-level="2">Classes</text:h>
            </text:list-item>
          </text:list>
        </text:list-item>
      </text:list>
      <text:p text:style-name="P1"><text:span text:style-name="T5">&lt;class declaration&gt; ::= &lt;class modifiers&gt; </text:span><text:span text:style-name="Teletype"><text:span text:style-name="T9">class</text:span></text:span><text:span text:style-name="T5"> &lt;identifier&gt; &lt;super&gt; &lt;interfaces&gt; &lt;class body&gt;</text:span></text:p>
      <text:p text:style-name="P1"><text:span text:style-name="T5">&lt;class modifiers&gt; ::= </text:span><text:span text:style-name="T8">&lt;reduced access specifier&gt;</text:span><text:span text:style-name="T5"> </text:span><text:span text:style-name="T17">[</text:span><text:span text:style-name="Teletype"><text:span text:style-name="T9">abstract][final]</text:span></text:span></text:p>
      <text:p text:style-name="P1"><text:span text:style-name="T5">&lt;super&gt; ::= </text:span><text:span text:style-name="Teletype"><text:span text:style-name="T9">extends</text:span></text:span><text:span text:style-name="T5"> &lt;class type&gt; | </text:span></text:p>
      <text:p text:style-name="P1"><text:span text:style-name="T8">&lt;interfaces&gt; ::= </text:span><text:span text:style-name="Teletype"><text:span text:style-name="T7">implements</text:span></text:span><text:span text:style-name="T8"> &lt;interface type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4" text:outline-level="3">body and members</text:h>
                </text:list-item>
              </text:list>
            </text:list-item>
          </text:list>
        </text:list-item>
      </text:list>
      <text:p text:style-name="P1"><text:span text:style-name="T5">&lt;class body&gt; ::= </text:span><text:span text:style-name="T17">«{»</text:span><text:span text:style-name="T5"> {&lt;class body declaration&gt;} </text:span><text:span text:style-name="Teletype"><text:span text:style-name="T9">«}»</text:span></text:span></text:p>
      <text:p text:style-name="P3">&lt;class body declaration&gt; ::= &lt;class member declaration&gt; | &lt;static initializer&gt; | &lt;constructor declaration&gt;</text:p>
      <text:p text:style-name="P3">&lt;class member declaration&gt; ::= &lt;constant declaration&gt; | &lt;field declaration&gt; | &lt;method declaration&gt;</text:p>
      <text:p text:style-name="P3">&lt;constant declaration&gt; ::= [ <text:span text:style-name="Teletype"><text:span text:style-name="T1">public</text:span></text:span> ] [ <text:span text:style-name="Teletype"><text:span text:style-name="T1">static</text:span></text:span> ] <text:span text:style-name="Teletype"><text:span text:style-name="T1">final</text:span></text:span> &lt;type&gt; <text:span text:style-name="T23">&lt;initialized variable declarator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constructors</text:h>
                </text:list-item>
              </text:list>
            </text:list-item>
          </text:list>
        </text:list-item>
      </text:list>
      <text:p text:style-name="P3">&lt;constructor declaration&gt; ::= <text:span text:style-name="T23">&lt;</text:span><text:span text:style-name="T23">reduced <text:s/>access specifier</text:span><text:span text:style-name="T23">&gt;</text:span> &lt;constructor declarator&gt; &lt;constructor body&gt;</text:p>
      <text:p text:style-name="P1"><text:span text:style-name="T5">&lt;constructor declarator&gt; ::= &lt;type name&gt;</text:span><text:span text:style-name="Teletype"><text:span text:style-name="T9">() | </text:span></text:span><text:span text:style-name="T5">&lt;type name&gt;</text:span><text:span text:style-name="Teletype"><text:span text:style-name="T9">(</text:span></text:span><text:span text:style-name="T5"> &lt;formal parameter list&gt;</text:span><text:span text:style-name="Teletype"><text:span text:style-name="T9">)</text:span></text:span></text:p>
      <text:p text:style-name="P1"><text:span text:style-name="T5">&lt;constructor body&gt; ::= </text:span><text:span text:style-name="Teletype"><text:span text:style-name="T9">«{»</text:span></text:span><text:span text:style-name="Teletype"><text:span text:style-name="T13"> [&lt;explicit constructor invocation&gt;;] <text:s/>[&lt;block statements&gt;]</text:span></text:span><text:span text:style-name="Teletype"><text:span text:style-name="T9"> «}»</text:span></text:span></text:p>
      <text:p text:style-name="P1"><text:span text:style-name="T5">&lt;explicit constructor invocation&gt;::= </text:span><text:span text:style-name="Teletype"><text:span text:style-name="T9">this</text:span></text:span><text:span text:style-name="T5"> </text:span><text:span text:style-name="Teletype"><text:span text:style-name="T9">(</text:span></text:span><text:span text:style-name="T5"> [&lt;argument list&gt;] </text:span><text:span text:style-name="Teletype"><text:span text:style-name="T9">)</text:span></text:span><text:span text:style-name="T5"> | <text:s/></text:span><text:span text:style-name="Teletype"><text:span text:style-name="T9">super</text:span></text:span><text:span text:style-name="T5"> </text:span><text:span text:style-name="Teletype"><text:span text:style-name="T9">(</text:span></text:span><text:span text:style-name="T5"> [&lt;argument list&gt;] </text:span><text:span text:style-name="Teletype"><text:span text:style-name="T9">)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<text:span text:style-name="Teletype"><text:span text:style-name="T29">variables</text:span></text:span></text:h>
                </text:list-item>
              </text:list>
            </text:list-item>
          </text:list>
        </text:list-item>
      </text:list>
      <text:p text:style-name="P1"><text:span text:style-name="T5">&lt;variable declarators&gt; ::= &lt;variable declarator&gt; | &lt;variable declarators&gt;</text:span><text:span text:style-name="Teletype"><text:span text:style-name="T9">,</text:span></text:span><text:span text:style-name="T5"> &lt;variable declarator&gt;</text:span></text:p>
      <text:p text:style-name="P3">&lt;variable declarator&gt; ::= &lt;simple declarator&gt; | &lt;array declarator&gt;</text:p>
      <text:p text:style-name="P1"><text:span text:style-name="T5">&lt;simple declarator&gt; ::= &lt;identifier&gt; | &lt;identifier&gt; </text:span><text:span text:style-name="T17">=</text:span><text:span text:style-name="T5"> &lt;expression&gt;</text:span></text:p>
      <text:p text:style-name="P3">&lt;array declarator&gt; ::= &lt;array identifier&gt; | &lt;array identifier&gt; = &lt;array initializer&gt;</text:p>
      <text:p text:style-name="P3">&lt;array identifier&gt; ::= &lt;identifier&gt;[] | &lt;array identifier&gt;[]</text:p>
      <text:p text:style-name="P7"><text:span text:style-name="T5">&lt;array initializer&gt; ::=</text:span><text:span text:style-name="Teletype"><text:span text:style-name="T5"> </text:span></text:span></text:p>
      <text:p text:style-name="P7"><text:span text:style-name="Teletype"><text:span text:style-name="T5"><text:tab/>«</text:span></text:span><text:span text:style-name="Teletype"><text:span text:style-name="T10">{</text:span></text:span><text:span text:style-name="Teletype"><text:span text:style-name="T9">»</text:span></text:span><text:span text:style-name="T5"> &lt;variable initializers&gt;</text:span><text:span text:style-name="Teletype"><text:span text:style-name="T5">«</text:span></text:span><text:span text:style-name="Teletype"><text:span text:style-name="T9">}» | </text:span></text:span></text:p>
      <text:p text:style-name="P7"><text:soft-page-break/><text:span text:style-name="Teletype"><text:span text:style-name="T14"><text:tab/></text:span></text:span><text:span text:style-name="Teletype"><text:span text:style-name="T13">&lt;array creation expression&gt; | </text:span></text:span></text:p>
      <text:p text:style-name="P7"><text:span text:style-name="Teletype"><text:span text:style-name="T13"><text:tab/>&lt;method invocation&gt; | &lt;field access&gt;</text:span></text:span></text:p>
      <text:p text:style-name="P7"><text:span text:style-name="Teletype"><text:span text:style-name="T13"/></text:span></text:p>
      <text:p text:style-name="P1"><text:span text:style-name="T5">&lt;variable initializers&gt; ::= &lt;expression&gt; | &lt;variable initializers&gt;</text:span><text:span text:style-name="Teletype"><text:span text:style-name="T9">,</text:span></text:span><text:span text:style-name="T5"> &lt;expression&gt;</text:span></text:p>
      <text:p text:style-name="P3"><text:span text:style-name="T23">&lt;initialized variable declarator&gt;</text:span><text:span text:style-name="T26"> ::= &lt;identifier&gt; </text:span><text:span text:style-name="T21">=</text:span><text:span text:style-name="T26"> &lt;expression&gt; | &lt;array identifier&gt; = &lt;array initializer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methods</text:h>
                </text:list-item>
              </text:list>
            </text:list-item>
          </text:list>
        </text:list-item>
      </text:list>
      <text:p text:style-name="P3">&lt;method declaration&gt; ::= &lt;concrete method declaration&gt; | &lt;abstract method declaration&gt;</text:p>
      <text:p text:style-name="P3">&lt;concrete method declaration&gt; ::= &lt;method header&gt; &lt;block&gt;</text:p>
      <text:p text:style-name="P2"><text:span text:style-name="T24">&lt;method header&gt; ::= [&lt;access specifier&gt;] [</text:span><text:span text:style-name="Teletype"><text:span text:style-name="T25">static][final]</text:span></text:span><text:span text:style-name="T24"> &lt;result type&gt; &lt;method declarator&gt;</text:span></text:p>
      <text:p text:style-name="P1"><text:span text:style-name="T5">&lt;result type&gt; ::= &lt;type&gt; | </text:span><text:span text:style-name="Teletype"><text:span text:style-name="T9">void</text:span></text:span></text:p>
      <text:p text:style-name="P1"><text:span text:style-name="T5">&lt;method declarator&gt; ::= &lt;identifier&gt; </text:span><text:span text:style-name="Teletype"><text:span text:style-name="T9">(</text:span></text:span><text:span text:style-name="T5"> &lt;formal parameter list&gt; </text:span><text:span text:style-name="Teletype"><text:span text:style-name="T9">)</text:span></text:span></text:p>
      <text:p text:style-name="P1"><text:span text:style-name="Teletype"><text:span text:style-name="T13">&lt;abstract method declaration&gt;::= &lt;reduced access specifier&gt; </text:span></text:span><text:span text:style-name="Teletype"><text:span text:style-name="T17">abstract</text:span></text:span><text:span text:style-name="Teletype"><text:span text:style-name="T13"> &lt;result type&gt; &lt;method declarator&gt; ;</text:span></text:span></text:p>
      <text:list text:style-name="L1" text:continue-numbering="true">
        <text:list-item>
          <text:list text:continue-numbering="true">
            <text:list-item>
              <text:h text:style-name="P13" text:outline-level="2">Interfaces</text:h>
            </text:list-item>
          </text:list>
        </text:list-item>
      </text:list>
      <text:p text:style-name="P1"><text:span text:style-name="T5">&lt;interface declaration&gt; ::= </text:span><text:span text:style-name="T8">&lt;reduced access specifier&gt;</text:span><text:span text:style-name="T5"> </text:span><text:span text:style-name="Teletype"><text:span text:style-name="T9">interface</text:span></text:span><text:span text:style-name="T5"> &lt;identifier&gt; [&lt;extends interfaces&gt;] &lt;interface body&gt;</text:span></text:p>
      <text:p text:style-name="P1"><text:span text:style-name="T5">&lt;extends interfaces&gt; ::=</text:span><text:span text:style-name="Teletype"><text:span text:style-name="T5"> </text:span></text:span><text:span text:style-name="Teletype"><text:span text:style-name="T9">extends</text:span></text:span><text:span text:style-name="T5"> &lt;interface type&gt;</text:span></text:p>
      <text:p text:style-name="P1"><text:span text:style-name="T5">&lt;interface body&gt; ::=</text:span><text:span text:style-name="Teletype"><text:span text:style-name="T5"> </text:span></text:span><text:span text:style-name="Teletype"><text:span text:style-name="T10">«{»</text:span></text:span><text:span text:style-name="Teletype"><text:span text:style-name="T5"> </text:span></text:span><text:span text:style-name="T5">{&lt;interface member declaration&gt;}</text:span><text:span text:style-name="Teletype"><text:span text:style-name="T5"> </text:span></text:span><text:span text:style-name="Teletype"><text:span text:style-name="T9">«}»</text:span></text:span></text:p>
      <text:p text:style-name="P1"><text:span text:style-name="T5">&lt;interface member declaration&gt; ::= &lt;constant declaration&gt; | &lt;abstract method declaration&gt;</text:span><text:span text:style-name="Teletype"><text:span text:style-name="T5"> | </text:span></text:span><text:span text:style-name="Teletype"><text:span text:style-name="T15">&lt;interface method declaration&gt;</text:span></text:span></text:p>
      <text:p text:style-name="P1"><text:span text:style-name="Teletype"><text:span text:style-name="T15">&lt;interface method declaration&gt; ::= </text:span></text:span><text:span text:style-name="Teletype"><text:span text:style-name="T13">&lt;reduced access specifier&gt; &lt;result type&gt; &lt;method declarator&gt;;</text:span></text:span></text:p>
      <text:list text:style-name="L1" text:continue-numbering="true">
        <text:list-item>
          <text:h text:style-name="P29" text:outline-level="1">Types</text:h>
        </text:list-item>
      </text:list>
      <text:p text:style-name="P3">&lt;type&gt; ::= &lt;primitive type&gt; | &lt;reference type&gt;</text:p>
      <text:p text:style-name="P1"><text:span text:style-name="T5">&lt;primitive type&gt; ::= &lt;numeric type&gt; | </text:span><text:span text:style-name="Teletype"><text:span text:style-name="T9">boolean</text:span></text:span></text:p>
      <text:p text:style-name="P3">&lt;numeric type&gt; ::= &lt;integral type&gt; | &lt;floating-point type&gt;</text:p>
      <text:p text:style-name="P1"><text:span text:style-name="T5">&lt;integral type&gt; ::= </text:span><text:span text:style-name="Teletype"><text:span text:style-name="T9">byte</text:span></text:span><text:span text:style-name="T5"> | </text:span><text:span text:style-name="Teletype"><text:span text:style-name="T9">short</text:span></text:span><text:span text:style-name="T5"> | </text:span><text:span text:style-name="Teletype"><text:span text:style-name="T9">int</text:span></text:span><text:span text:style-name="T5"> | </text:span><text:span text:style-name="Teletype"><text:span text:style-name="T9">long</text:span></text:span><text:span text:style-name="T5"> | </text:span><text:span text:style-name="Teletype"><text:span text:style-name="T9">char</text:span></text:span></text:p>
      <text:p text:style-name="P1"><text:span text:style-name="T5">&lt;floating-point type&gt; ::= </text:span><text:span text:style-name="Teletype"><text:span text:style-name="T9">float</text:span></text:span><text:span text:style-name="T5"> | </text:span><text:span text:style-name="Teletype"><text:span text:style-name="T9">double</text:span></text:span></text:p>
      <text:p text:style-name="P3">&lt;reference type&gt; ::= &lt;class or interface type&gt; | &lt;array type&gt;</text:p>
      <text:p text:style-name="P3">&lt;class or interface type&gt; ::= &lt;class type&gt; | &lt;interface type&gt;</text:p>
      <text:p text:style-name="P3">&lt;class type&gt; ::= &lt;type name&gt;</text:p>
      <text:p text:style-name="P3"><text:soft-page-break/>&lt;interface type&gt; ::= &lt;type name&gt;</text:p>
      <text:p text:style-name="P1"><text:span text:style-name="T5">&lt;array type&gt; ::= &lt;type&gt; </text:span><text:span text:style-name="Teletype"><text:span text:style-name="T9">[]</text:span></text:span></text:p>
      <text:list text:style-name="L1" text:continue-numbering="true">
        <text:list-item>
          <text:h text:style-name="P29" text:outline-level="1">Blocks and Commands</text:h>
        </text:list-item>
      </text:list>
      <text:p text:style-name="P1"><text:span text:style-name="T5">&lt;block&gt; ::= «</text:span><text:span text:style-name="Teletype"><text:span text:style-name="T9">{</text:span></text:span><text:span text:style-name="T5">» {&lt;block statement&gt;}</text:span><text:span text:style-name="Teletype"><text:span text:style-name="T5"> «</text:span></text:span><text:span text:style-name="Teletype"><text:span text:style-name="T9">}»</text:span></text:span></text:p>
      <text:p text:style-name="P3">&lt;block statement&gt; ::= &lt;local variable declaration&gt;<text:span text:style-name="Teletype"><text:span text:style-name="T1">;</text:span></text:span> | &lt;statement&gt;</text:p>
      <text:p text:style-name="P3">&lt;local variable declaration&gt; ::= &lt;type&gt; &lt;variable declarators&gt; </text:p>
      <text:p text:style-name="P8">&lt;statement&gt; ::= </text:p>
      <text:p text:style-name="P8"><text:tab/>&lt;statement without trailing substatement&gt; | </text:p>
      <text:p text:style-name="P8"><text:tab/>&lt;if then statement&gt; | </text:p>
      <text:p text:style-name="P8"><text:tab/>&lt;if then else statement&gt; | </text:p>
      <text:p text:style-name="P8"><text:tab/>&lt;while statement&gt; | </text:p>
      <text:p text:style-name="P8"><text:tab/>&lt;for statement&gt;</text:p>
      <text:p text:style-name="P8"/>
      <text:p text:style-name="P8">&lt;statement without trailing substatement&gt; ::= </text:p>
      <text:p text:style-name="P8"><text:tab/>&lt;block&gt; | </text:p>
      <text:p text:style-name="P8"><text:tab/>&lt;empty statement&gt; | </text:p>
      <text:p text:style-name="P8"><text:tab/>&lt;expression statement&gt; | </text:p>
      <text:p text:style-name="P8"><text:tab/>&lt;do statement&gt; | </text:p>
      <text:p text:style-name="P8"><text:tab/>&lt;break statement&gt; | </text:p>
      <text:p text:style-name="P8"><text:tab/>&lt;continue statement&gt; | </text:p>
      <text:p text:style-name="P8"><text:tab/>&lt;return statement&gt;</text:p>
      <text:p text:style-name="P8"/>
      <text:p text:style-name="P1"><text:span text:style-name="T5">&lt;empty statement&gt; ::= </text:span><text:span text:style-name="Teletype"><text:span text:style-name="T9">;</text:span></text:span></text:p>
      <text:p text:style-name="P1"><text:span text:style-name="T5">&lt;expression statement&gt; ::= &lt;statement expression&gt;</text:span><text:span text:style-name="Teletype"><text:span text:style-name="T5"> </text:span></text:span><text:span text:style-name="Teletype"><text:span text:style-name="T9">;</text:span></text:span></text:p>
      <text:p text:style-name="P8">&lt;statement expression&gt; ::= </text:p>
      <text:p text:style-name="P8"><text:tab/>&lt;assignment&gt; | </text:p>
      <text:p text:style-name="P8"><text:tab/>&lt;preincrement expression&gt; | &lt;postincrement expression&gt; | </text:p>
      <text:p text:style-name="P8"><text:tab/>&lt;predecrement expression&gt; | &lt;postdecrement expression&gt; | </text:p>
      <text:p text:style-name="P8"><text:tab/>&lt;method invocation&gt; | </text:p>
      <text:p text:style-name="P8"><text:tab/>&lt;class instance creation expression&gt;</text:p>
      <text:p text:style-name="P8"/>
      <text:p text:style-name="P8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if </text:h>
                </text:list-item>
              </text:list>
            </text:list-item>
          </text:list>
        </text:list-item>
      </text:list>
      <text:p text:style-name="P1"><text:span text:style-name="T5">&lt;if then statement&gt;::= </text:span><text:span text:style-name="Teletype"><text:span text:style-name="T9">if 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&lt;statement&gt;</text:span></text:p>
      <text:p text:style-name="P1"><text:span text:style-name="T5">&lt;if then else statement&gt;::= </text:span><text:span text:style-name="Teletype"><text:span text:style-name="T9">if 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&lt;statement no short if&gt; </text:span><text:span text:style-name="Teletype"><text:span text:style-name="T9">else</text:span></text:span><text:span text:style-name="T5"> &lt;statement&gt; </text:span></text:p>
      <text:p text:style-name="P8">&lt;statement no short if&gt; ::= </text:p>
      <text:p text:style-name="P8"><text:tab/>&lt;statement without trailing substatement&gt; | <text:s/></text:p>
      <text:p text:style-name="P8"><text:tab/>&lt;if then else statement no short if&gt; | </text:p>
      <text:p text:style-name="P8"><text:tab/>&lt;while statement no short if&gt; | </text:p>
      <text:p text:style-name="P8"><text:tab/>&lt;for statement no short if&gt;</text:p>
      <text:p text:style-name="P8"/>
      <text:p text:style-name="P1"><text:span text:style-name="T5">&lt;if then else statement no short if&gt; ::=</text:span><text:span text:style-name="Teletype"><text:span text:style-name="T5"> </text:span></text:span><text:span text:style-name="Teletype"><text:span text:style-name="T9">if 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&lt;statement no short if&gt; </text:span><text:span text:style-name="Teletype"><text:span text:style-name="T9">else</text:span></text:span><text:span text:style-name="T5"> &lt;statement no short if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<text:soft-page-break/><text:span text:style-name="Teletype"><text:span text:style-name="T29">while</text:span></text:span></text:h>
                </text:list-item>
              </text:list>
            </text:list-item>
          </text:list>
        </text:list-item>
      </text:list>
      <text:p text:style-name="P1"><text:span text:style-name="T5">&lt;while statement&gt; ::= </text:span><text:span text:style-name="Teletype"><text:span text:style-name="T9">while (</text:span></text:span><text:span text:style-name="T5"> &lt;expression&gt; </text:span><text:span text:style-name="Teletype"><text:span text:style-name="T9">)</text:span></text:span><text:span text:style-name="T5"> &lt;statement&gt;</text:span></text:p>
      <text:p text:style-name="P1"><text:span text:style-name="T5">&lt;while statement no short if&gt; ::=</text:span><text:span text:style-name="Teletype"><text:span text:style-name="T5"> </text:span></text:span><text:span text:style-name="Teletype"><text:span text:style-name="T9">while (</text:span></text:span><text:span text:style-name="T5"> &lt;expression&gt; </text:span><text:span text:style-name="Teletype"><text:span text:style-name="T9">)</text:span></text:span><text:span text:style-name="T5"> &lt;statement no short if&gt;</text:span></text:p>
      <text:p text:style-name="P1"><text:span text:style-name="T5">&lt;do statement&gt; ::= </text:span><text:span text:style-name="Teletype"><text:span text:style-name="T9">do</text:span></text:span><text:span text:style-name="T5"> &lt;statement&gt; </text:span><text:span text:style-name="Teletype"><text:span text:style-name="T9">while (</text:span></text:span><text:span text:style-name="T5"> &lt;expression&gt; </text:span><text:span text:style-name="Teletype"><text:span text:style-name="T9">) ;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<text:span text:style-name="Teletype"><text:span text:style-name="T29">for</text:span></text:span></text:h>
                </text:list-item>
              </text:list>
            </text:list-item>
          </text:list>
        </text:list-item>
      </text:list>
      <text:p text:style-name="P1"><text:span text:style-name="T5">&lt;for statement&gt; ::= </text:span><text:span text:style-name="Teletype"><text:span text:style-name="T9">for (</text:span></text:span><text:span text:style-name="T5"> [&lt;for init&gt;]</text:span><text:span text:style-name="Teletype"><text:span text:style-name="T9">; [</text:span></text:span><text:span text:style-name="T5">&lt;expression&gt;]</text:span><text:span text:style-name="Teletype"><text:span text:style-name="T5"> </text:span></text:span><text:span text:style-name="Teletype"><text:span text:style-name="T9">;</text:span></text:span><text:span text:style-name="T5"> [&lt;for update&gt;]</text:span><text:span text:style-name="Teletype"><text:span text:style-name="T5"> </text:span></text:span><text:span text:style-name="Teletype"><text:span text:style-name="T9">)</text:span></text:span><text:span text:style-name="T5"> &lt;statement&gt;</text:span></text:p>
      <text:p text:style-name="P1"><text:span text:style-name="T5">&lt;for statement no short if&gt; ::= </text:span><text:span text:style-name="Teletype"><text:span text:style-name="T9">for (</text:span></text:span><text:span text:style-name="T5"> [&lt;for init&gt;]</text:span><text:span text:style-name="Teletype"><text:span text:style-name="T9">;</text:span></text:span><text:span text:style-name="T5"> [&lt;expression&gt;]</text:span><text:span text:style-name="Teletype"><text:span text:style-name="T9">;</text:span></text:span><text:span text:style-name="T5"> [&lt;for update&gt;]</text:span><text:span text:style-name="Teletype"><text:span text:style-name="T5"> </text:span></text:span><text:span text:style-name="Teletype"><text:span text:style-name="T9">)</text:span></text:span><text:span text:style-name="T5"> &lt;statement no short if&gt;</text:span></text:p>
      <text:p text:style-name="P3">&lt;for init&gt; ::= &lt;statement expression list&gt; | &lt;local variable declaration&gt;</text:p>
      <text:p text:style-name="P3">&lt;for update&gt; ::= &lt;statement expression list&gt;</text:p>
      <text:p text:style-name="P1"><text:span text:style-name="T5">&lt;statement expression list&gt; ::= &lt;statement expression&gt; | &lt;statement expression list&gt; </text:span><text:span text:style-name="Teletype"><text:span text:style-name="T9">,</text:span></text:span><text:span text:style-name="T5"> &lt;statement expression&gt; 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6" text:outline-level="3">breaks</text:h>
                </text:list-item>
              </text:list>
            </text:list-item>
          </text:list>
        </text:list-item>
      </text:list>
      <text:p text:style-name="P1"><text:span text:style-name="T5">&lt;break statement&gt; ::= </text:span><text:span text:style-name="Teletype"><text:span text:style-name="T9">break;</text:span></text:span></text:p>
      <text:p text:style-name="P1"><text:span text:style-name="T5">&lt;continue statement&gt; ::= </text:span><text:span text:style-name="Teletype"><text:span text:style-name="T9">continue;</text:span></text:span></text:p>
      <text:p text:style-name="P1"><text:span text:style-name="T5">&lt;return statement&gt; ::= </text:span><text:span text:style-name="Teletype"><text:span text:style-name="T9">return</text:span></text:span><text:span text:style-name="T5"> [&lt;expression&gt;]</text:span><text:span text:style-name="Teletype"><text:span text:style-name="T9">;</text:span></text:span></text:p>
      <text:list text:style-name="L1" text:continue-numbering="true">
        <text:list-item>
          <text:h text:style-name="P29" text:outline-level="1">Expressions</text:h>
        </text:list-item>
      </text:list>
      <text:p text:style-name="P3">&lt;expression&gt; ::= &lt;assignment expression&gt;</text:p>
      <text:p text:style-name="P3">&lt;assignment expression&gt; ::= &lt;conditional expression&gt; | &lt;assignment&gt;</text:p>
      <text:p text:style-name="P3">&lt;assignment&gt; ::= &lt;left hand side&gt; &lt;assignment operator&gt; &lt;assignment expression&gt;</text:p>
      <text:p text:style-name="P3">&lt;left hand side&gt; ::= &lt;expression name&gt; | &lt;field access&gt; | &lt;array access&gt;</text:p>
      <text:p text:style-name="P1"><text:span text:style-name="T5">&lt;assignment operator&gt; ::= </text:span><text:span text:style-name="Teletype"><text:span text:style-name="T9">=</text:span></text:span><text:span text:style-name="T5"> | </text:span><text:span text:style-name="Teletype"><text:span text:style-name="T9">*=</text:span></text:span><text:span text:style-name="T5"> | </text:span><text:span text:style-name="Teletype"><text:span text:style-name="T9">/=</text:span></text:span><text:span text:style-name="T5"> | </text:span><text:span text:style-name="Teletype"><text:span text:style-name="T9">%=</text:span></text:span><text:span text:style-name="T5"> |</text:span><text:span text:style-name="Teletype"><text:span text:style-name="T5"> </text:span></text:span><text:span text:style-name="Teletype"><text:span text:style-name="T9">+=</text:span></text:span><text:span text:style-name="T5"> | </text:span><text:span text:style-name="Teletype"><text:span text:style-name="T9">-=</text:span></text:span><text:span text:style-name="T5"> | </text:span><text:span text:style-name="Teletype"><text:span text:style-name="T9">&lt;&lt;=</text:span></text:span><text:span text:style-name="T5"> | </text:span><text:span text:style-name="Teletype"><text:span text:style-name="T9">&gt;&gt;=</text:span></text:span><text:span text:style-name="T5"> | </text:span><text:span text:style-name="Teletype"><text:span text:style-name="T9">&gt;&gt;&gt;=</text:span></text:span><text:span text:style-name="T5"> | </text:span><text:span text:style-name="Teletype"><text:span text:style-name="T9">&amp;=</text:span></text:span><text:span text:style-name="T5"> |</text:span><text:span text:style-name="Teletype"><text:span text:style-name="T5"> </text:span></text:span><text:span text:style-name="Teletype"><text:span text:style-name="T9">^=</text:span></text:span><text:span text:style-name="T5"> |</text:span><text:span text:style-name="Teletype"><text:span text:style-name="T5"> </text:span></text:span><text:span text:style-name="Teletype"><text:span text:style-name="T9">|=</text:span></text:span></text:p>
      <text:p text:style-name="P1"><text:span text:style-name="Teletype"><text:span text:style-name="T9"/></text:span></text:p>
      <text:p text:style-name="P8">&lt;conditional expression&gt; ::= </text:p>
      <text:p text:style-name="P8"><text:tab/>&lt;conditional or expression&gt; | </text:p>
      <text:p text:style-name="P7"><text:span text:style-name="T5"><text:tab/>&lt;conditional or expression&gt;</text:span><text:span text:style-name="Teletype"><text:span text:style-name="T5"> </text:span></text:span><text:span text:style-name="Teletype"><text:span text:style-name="T9">?</text:span></text:span><text:span text:style-name="T5"> &lt;expression&gt;</text:span><text:span text:style-name="Teletype"><text:span text:style-name="T5"> </text:span></text:span><text:span text:style-name="Teletype"><text:span text:style-name="T9">:</text:span></text:span><text:span text:style-name="T5"> &lt;conditional expression&gt;</text:span></text:p>
      <text:p text:style-name="P8"/>
      <text:p text:style-name="P8">&lt;conditional or expression&gt; ::= </text:p>
      <text:p text:style-name="P8"><text:tab/>&lt;conditional and expression&gt; | </text:p>
      <text:p text:style-name="P7"><text:span text:style-name="T5"><text:tab/>&lt;conditional or expression&gt;</text:span><text:span text:style-name="Teletype"><text:span text:style-name="T5"> </text:span></text:span><text:span text:style-name="Teletype"><text:span text:style-name="T9">||</text:span></text:span><text:span text:style-name="T5"> &lt;conditional and expression&gt;</text:span></text:p>
      <text:p text:style-name="P8"/>
      <text:p text:style-name="P8">&lt;conditional and expression&gt; ::= </text:p>
      <text:p text:style-name="P8"><text:tab/>&lt;inclusive or expression&gt; | </text:p>
      <text:p text:style-name="P7"><text:span text:style-name="T5"><text:tab/>&lt;conditional and expression&gt;</text:span><text:span text:style-name="Teletype"><text:span text:style-name="T5"> </text:span></text:span><text:span text:style-name="Teletype"><text:span text:style-name="T9">&amp;&amp;</text:span></text:span><text:span text:style-name="T5"> &lt;inclusive or expression&gt;</text:span></text:p>
      <text:p text:style-name="P8"><text:soft-page-break/></text:p>
      <text:p text:style-name="P8">&lt;inclusive or expression&gt; ::= </text:p>
      <text:p text:style-name="P8"><text:tab/>&lt;exclusive or expression&gt; | </text:p>
      <text:p text:style-name="P7"><text:span text:style-name="T5"><text:tab/>&lt;inclusive or expression&gt; </text:span><text:span text:style-name="Teletype"><text:span text:style-name="T11">|</text:span></text:span><text:span text:style-name="T11"> </text:span></text:p>
      <text:p text:style-name="P8"><text:tab/>&lt;exclusive or expression&gt;</text:p>
      <text:p text:style-name="P8"/>
      <text:p text:style-name="P8">&lt;exclusive or expression&gt; ::= </text:p>
      <text:p text:style-name="P8"><text:tab/>&lt;and expression&gt; | </text:p>
      <text:p text:style-name="P7"><text:span text:style-name="T5"><text:tab/>&lt;exclusive or expression&gt;</text:span><text:span text:style-name="Teletype"><text:span text:style-name="T5"> </text:span></text:span><text:span text:style-name="Teletype"><text:span text:style-name="T9">^</text:span></text:span><text:span text:style-name="T5"> &lt;and expression&gt;</text:span></text:p>
      <text:p text:style-name="P8"/>
      <text:p text:style-name="P10">&lt;and expression&gt; ::= </text:p>
      <text:p text:style-name="P10"><text:tab/>&lt;equality expression&gt; | </text:p>
      <text:p text:style-name="P9"><text:span text:style-name="T5"><text:tab/>&lt;and expression&gt; </text:span><text:span text:style-name="Teletype"><text:span text:style-name="T9">&amp;</text:span></text:span><text:span text:style-name="T5"> &lt;equality expression&gt;</text:span></text:p>
      <text:p text:style-name="P10"/>
      <text:p text:style-name="P8">&lt;equality expression&gt; ::= </text:p>
      <text:p text:style-name="P8"><text:tab/>&lt;relational expression&gt; | </text:p>
      <text:p text:style-name="P7"><text:span text:style-name="T5"><text:tab/>&lt;equality expression&gt; </text:span><text:span text:style-name="Teletype"><text:span text:style-name="T9">==</text:span></text:span><text:span text:style-name="T5"> &lt;relational expression&gt; | </text:span></text:p>
      <text:p text:style-name="P7"><text:span text:style-name="T5"><text:tab/>&lt;equality expression&gt; </text:span><text:span text:style-name="Teletype"><text:span text:style-name="T9">!=</text:span></text:span><text:span text:style-name="T5"> &lt;relational expression&gt;</text:span></text:p>
      <text:p text:style-name="P8"/>
      <text:p text:style-name="P8">&lt;relational expression&gt; ::= </text:p>
      <text:p text:style-name="P8"><text:tab/>&lt;shift expression&gt; | </text:p>
      <text:p text:style-name="P7"><text:span text:style-name="T5"><text:tab/>&lt;relational expression&gt; </text:span><text:span text:style-name="Teletype"><text:span text:style-name="T9">&lt;</text:span></text:span><text:span text:style-name="T5"> &lt;shift expression&gt; | &lt;relational expression&gt; </text:span><text:span text:style-name="Teletype"><text:span text:style-name="T9">&gt;</text:span></text:span><text:span text:style-name="T5"> &lt;shift expression&gt; |</text:span></text:p>
      <text:p text:style-name="P7"><text:span text:style-name="T5"><text:tab/>&lt;relational expression&gt; </text:span><text:span text:style-name="Teletype"><text:span text:style-name="T9">&lt;=</text:span></text:span><text:span text:style-name="T5"> &lt;shift expression&gt; | &lt;relational expression&gt; </text:span><text:span text:style-name="Teletype"><text:span text:style-name="T9">&gt;=</text:span></text:span><text:span text:style-name="T5"> &lt;shift expression&gt; |</text:span></text:p>
      <text:p text:style-name="P7"><text:span text:style-name="T5"><text:tab/>&lt;relational expression&gt; </text:span><text:span text:style-name="Teletype"><text:span text:style-name="T9">instanceof</text:span></text:span><text:span text:style-name="T5"> &lt;reference type&gt;</text:span></text:p>
      <text:p text:style-name="P8"/>
      <text:p text:style-name="P8">&lt;shift expression&gt; ::= </text:p>
      <text:p text:style-name="P8"><text:tab/>&lt;additive expression&gt; | </text:p>
      <text:p text:style-name="P7"><text:span text:style-name="T5"><text:tab/>&lt;shift expression&gt; </text:span><text:span text:style-name="Teletype"><text:span text:style-name="T9">&lt;&lt;</text:span></text:span><text:span text:style-name="T5"> &lt;additive expression&gt; | &lt;shift expression&gt; </text:span><text:span text:style-name="Teletype"><text:span text:style-name="T9">&gt;&gt;</text:span></text:span><text:span text:style-name="T5"> &lt;additive expression&gt; |</text:span></text:p>
      <text:p text:style-name="P7"><text:span text:style-name="T5"><text:tab/>&lt;shift expression&gt; </text:span><text:span text:style-name="Teletype"><text:span text:style-name="T9">&gt;&gt;&gt;</text:span></text:span><text:span text:style-name="T5"> &lt;additive expression&gt;</text:span></text:p>
      <text:p text:style-name="P8"/>
      <text:p text:style-name="P8">&lt;additive expression&gt; ::= </text:p>
      <text:p text:style-name="P8"><text:tab/>&lt;multiplicative expression&gt; | </text:p>
      <text:p text:style-name="P7"><text:span text:style-name="T5"><text:tab/>&lt;additive expression&gt; </text:span><text:span text:style-name="Teletype"><text:span text:style-name="T9">+</text:span></text:span><text:span text:style-name="T5"> &lt;multiplicative expression&gt; | </text:span></text:p>
      <text:p text:style-name="P7"><text:span text:style-name="T5"><text:tab/>&lt;additive expression&gt;</text:span><text:span text:style-name="Teletype"><text:span text:style-name="T5"> </text:span></text:span><text:span text:style-name="T5">- &lt;multiplicative expression&gt;</text:span></text:p>
      <text:p text:style-name="P8"/>
      <text:p text:style-name="P8">&lt;multiplicative expression&gt; ::= </text:p>
      <text:p text:style-name="P8"><text:tab/>&lt;unary expression&gt; | </text:p>
      <text:p text:style-name="P7"><text:span text:style-name="T5"><text:tab/>&lt;multiplicative expression&gt; </text:span><text:span text:style-name="Teletype"><text:span text:style-name="T9">*</text:span></text:span><text:span text:style-name="T5"> &lt;unary expression&gt; | </text:span></text:p>
      <text:p text:style-name="P7"><text:span text:style-name="T5"><text:tab/>&lt;multiplicative expression&gt; </text:span><text:span text:style-name="Teletype"><text:span text:style-name="T9">/</text:span></text:span><text:span text:style-name="T5"> &lt;unary expression&gt; | </text:span></text:p>
      <text:p text:style-name="P7"><text:span text:style-name="T5"><text:tab/>&lt;multiplicative expression&gt; </text:span><text:span text:style-name="Teletype"><text:span text:style-name="T9">%</text:span></text:span><text:span text:style-name="T5"> &lt;unary expression&gt;</text:span></text:p>
      <text:p text:style-name="P8"/>
      <text:p text:style-name="P8">&lt;cast expression&gt; ::= </text:p>
      <text:p text:style-name="P7"><text:span text:style-name="Teletype"><text:span text:style-name="T9"><text:tab/>(</text:span></text:span><text:span text:style-name="T5"> &lt;primitive type&gt;</text:span><text:span text:style-name="Teletype"><text:span text:style-name="T5"> </text:span></text:span><text:span text:style-name="Teletype"><text:span text:style-name="T9">)</text:span></text:span><text:span text:style-name="T5"> &lt;unary expression&gt; | </text:span></text:p>
      <text:p text:style-name="P7"><text:span text:style-name="Teletype"><text:span text:style-name="T9"><text:tab/>(</text:span></text:span><text:span text:style-name="T5"> &lt;reference type&gt;</text:span><text:span text:style-name="Teletype"><text:span text:style-name="T5"> </text:span></text:span><text:span text:style-name="Teletype"><text:span text:style-name="T9">)</text:span></text:span><text:span text:style-name="T5"> &lt;unary expression not plus minus&gt; </text:span></text:p>
      <text:p text:style-name="P8"/>
      <text:p text:style-name="P8">&lt;unary expression&gt; ::= </text:p>
      <text:p text:style-name="P8"><text:tab/>&lt;preincrement expression&gt; | &lt;predecrement expression&gt; | </text:p>
      <text:p text:style-name="P7"><text:span text:style-name="Teletype"><text:span text:style-name="T9"><text:tab/>+</text:span></text:span><text:span text:style-name="T5"> &lt;unary expression&gt; | </text:span><text:span text:style-name="Teletype"><text:span text:style-name="T9">-</text:span></text:span><text:span text:style-name="T5"> &lt;unary expression&gt; | </text:span></text:p>
      <text:p text:style-name="P8"><text:tab/>&lt;unary expression not plus minus&gt;</text:p>
      <text:p text:style-name="P8"/>
      <text:p text:style-name="P1"><text:span text:style-name="T5">&lt;predecrement expression&gt; ::=</text:span><text:span text:style-name="Teletype"><text:span text:style-name="T5"> </text:span></text:span><text:span text:style-name="Teletype"><text:span text:style-name="T9">--</text:span></text:span><text:span text:style-name="T5"> &lt;unary expression&gt;</text:span></text:p>
      <text:p text:style-name="P1"><text:span text:style-name="T5">&lt;preincrement expression&gt; ::= </text:span><text:span text:style-name="Teletype"><text:span text:style-name="T9">++</text:span></text:span><text:span text:style-name="T5"> &lt;unary expression&gt;</text:span></text:p>
      <text:p text:style-name="P8">&lt;unary expression not plus minus&gt; ::= </text:p>
      <text:p text:style-name="P7"><text:span text:style-name="T5"><text:tab/>&lt;postfix expression&gt; |</text:span><text:span text:style-name="Teletype"><text:span text:style-name="T5"> </text:span></text:span></text:p>
      <text:p text:style-name="P7"><text:span text:style-name="Teletype"><text:span text:style-name="T9"><text:tab/>~</text:span></text:span><text:span text:style-name="T5"> &lt;unary expression&gt; | </text:span></text:p>
      <text:p text:style-name="P7"><text:span text:style-name="Teletype"><text:span text:style-name="T9"><text:tab/>!</text:span></text:span><text:span text:style-name="T5"> &lt;unary expression&gt; | </text:span></text:p>
      <text:p text:style-name="P8"><text:tab/>&lt;cast expression&gt;</text:p>
      <text:p text:style-name="P8"/>
      <text:p text:style-name="P1"><text:soft-page-break/><text:span text:style-name="T5">&lt;postdecrement expression&gt; ::= &lt;postfix expression&gt; </text:span><text:span text:style-name="Teletype"><text:span text:style-name="T9">--</text:span></text:span></text:p>
      <text:p text:style-name="P1"><text:span text:style-name="T5">&lt;postincrement expression&gt; ::= &lt;postfix expression&gt; </text:span><text:span text:style-name="Teletype"><text:span text:style-name="T9">++</text:span></text:span></text:p>
      <text:p text:style-name="P8">&lt;postfix expression&gt; ::= </text:p>
      <text:p text:style-name="P8"><text:tab/>&lt;primary&gt; | </text:p>
      <text:p text:style-name="P8"><text:tab/>&lt;expression name&gt; | </text:p>
      <text:p text:style-name="P8"><text:tab/>&lt;postincrement expression&gt; | &lt;postdecrement expression&gt;</text:p>
      <text:p text:style-name="P8"/>
      <text:p text:style-name="P8">&lt;method invocation&gt; ::= </text:p>
      <text:p text:style-name="P7"><text:span text:style-name="T5"><text:tab/>&lt;method name&gt;</text:span><text:span text:style-name="Teletype"><text:span text:style-name="T9">(</text:span></text:span><text:span text:style-name="T5"> [&lt;argument list&gt;] </text:span><text:span text:style-name="Teletype"><text:span text:style-name="T9">)</text:span></text:span><text:span text:style-name="T5"> | <text:tab/><text:tab/></text:span><text:span text:style-name="T4">(допускает многозначность)</text:span></text:p>
      <text:p text:style-name="P7"><text:span text:style-name="T5"><text:tab/>&lt;primary&gt;</text:span><text:span text:style-name="Teletype"><text:span text:style-name="T9">.</text:span></text:span><text:span text:style-name="T5">&lt;identifier&gt; </text:span><text:span text:style-name="Teletype"><text:span text:style-name="T9">(</text:span></text:span><text:span text:style-name="T5"> [&lt;argument list&gt;] </text:span><text:span text:style-name="Teletype"><text:span text:style-name="T9">)</text:span></text:span><text:span text:style-name="T5"> | </text:span></text:p>
      <text:p text:style-name="P7"><text:span text:style-name="Teletype"><text:span text:style-name="T9"><text:tab/>super.</text:span></text:span><text:span text:style-name="T5">&lt;identifier&gt;</text:span><text:span text:style-name="Teletype"><text:span text:style-name="T9">(</text:span></text:span><text:span text:style-name="T5"> [&lt;argument list&gt;]</text:span><text:span text:style-name="Teletype"><text:span text:style-name="T5"> </text:span></text:span><text:span text:style-name="Teletype"><text:span text:style-name="T9">)</text:span></text:span><text:span text:style-name="T5"> </text:span></text:p>
      <text:p text:style-name="P8"/>
      <text:p text:style-name="P1"><text:span text:style-name="T5">&lt;field access&gt; ::= &lt;primary&gt;</text:span><text:span text:style-name="Teletype"><text:span text:style-name="T9">.</text:span></text:span><text:span text:style-name="T5">&lt;identifier&gt; |</text:span><text:span text:style-name="Teletype"><text:span text:style-name="T5"> </text:span></text:span><text:span text:style-name="Teletype"><text:span text:style-name="T9">super.</text:span></text:span><text:span text:style-name="T5">&lt;identifier&gt;</text:span></text:p>
      <text:p text:style-name="P3">&lt;primary&gt; ::= &lt;primary no new array&gt; | &lt;array creation expression&gt;</text:p>
      <text:p text:style-name="P8">&lt;primary no new array&gt; ::= </text:p>
      <text:p text:style-name="P8"><text:tab/>&lt;literal&gt; | </text:p>
      <text:p text:style-name="P7"><text:span text:style-name="Teletype"><text:span text:style-name="T9"><text:tab/>this</text:span></text:span><text:span text:style-name="T5"> | </text:span></text:p>
      <text:p text:style-name="P7"><text:span text:style-name="Teletype"><text:span text:style-name="T9"><text:tab/>(</text:span></text:span><text:span text:style-name="T5"> &lt;expression&gt;</text:span><text:span text:style-name="Teletype"><text:span text:style-name="T5"> </text:span></text:span><text:span text:style-name="Teletype"><text:span text:style-name="T9">)</text:span></text:span><text:span text:style-name="T5"> | </text:span></text:p>
      <text:p text:style-name="P8"><text:tab/>&lt;class instance creation expression&gt; | </text:p>
      <text:p text:style-name="P8"><text:tab/>&lt;field access&gt; | </text:p>
      <text:p text:style-name="P8"><text:tab/>&lt;method invocation&gt; | </text:p>
      <text:p text:style-name="P8"><text:tab/>&lt;array access&gt;</text:p>
      <text:p text:style-name="P8"/>
      <text:p text:style-name="P1"><text:span text:style-name="T5">&lt;class instance creation expression&gt; ::= </text:span><text:span text:style-name="Teletype"><text:span text:style-name="T9">new</text:span></text:span><text:span text:style-name="T5"> &lt;class type&gt;</text:span><text:span text:style-name="Teletype"><text:span text:style-name="T9">(</text:span></text:span><text:span text:style-name="T5"> [&lt;argument list&gt;] </text:span><text:span text:style-name="Teletype"><text:span text:style-name="T9">)</text:span></text:span></text:p>
      <text:p text:style-name="P1"><text:span text:style-name="T5">&lt;argument list&gt; ::= &lt;expression&gt; | &lt;argument list&gt;</text:span><text:span text:style-name="Teletype"><text:span text:style-name="T9">,</text:span></text:span><text:span text:style-name="T5"> &lt;expression&gt;</text:span></text:p>
      <text:p text:style-name="P8">&lt;array creation expression&gt; ::= </text:p>
      <text:p text:style-name="P7"><text:span text:style-name="Teletype"><text:span text:style-name="T9"><text:tab/>new</text:span></text:span><text:span text:style-name="T5"> &lt;primitive type&gt; {&lt;dim expr&gt;} |</text:span><text:span text:style-name="Teletype"><text:span text:style-name="T5"> </text:span></text:span></text:p>
      <text:p text:style-name="P7"><text:span text:style-name="Teletype"><text:span text:style-name="T9"><text:tab/></text:span></text:span><text:span text:style-name="Teletype"><text:span text:style-name="T9">new</text:span></text:span><text:span text:style-name="T5"> &lt;class or interface type&gt; &lt;dim expr&gt;</text:span></text:p>
      <text:p text:style-name="P1"><text:span text:style-name="T5">&lt;dim expr&gt; ::=</text:span><text:span text:style-name="Teletype"><text:span text:style-name="T5"> «</text:span></text:span><text:span text:style-name="Teletype"><text:span text:style-name="T9">[</text:span></text:span><text:span text:style-name="Teletype"><text:span text:style-name="T5">»</text:span></text:span><text:span text:style-name="T5"> &lt;expression&gt; «</text:span><text:span text:style-name="Teletype"><text:span text:style-name="T9">]»</text:span></text:span></text:p>
      <text:p text:style-name="P8">&lt;array access&gt; ::= </text:p>
      <text:p text:style-name="P7"><text:span text:style-name="T5"><text:tab/>&lt;expression name&gt;</text:span><text:span text:style-name="Teletype"><text:span text:style-name="T5"> </text:span></text:span><text:span text:style-name="Teletype"><text:span text:style-name="T9">[</text:span></text:span><text:span text:style-name="T5"> &lt;expression&gt;</text:span><text:span text:style-name="Teletype"><text:span text:style-name="T5"> </text:span></text:span><text:span text:style-name="Teletype"><text:span text:style-name="T9">]</text:span></text:span><text:span text:style-name="T5"> | </text:span></text:p>
      <text:p text:style-name="P7"><text:span text:style-name="T5"><text:tab/>&lt;primary no new array&gt;</text:span><text:span text:style-name="Teletype"><text:span text:style-name="T5"> </text:span></text:span><text:span text:style-name="Teletype"><text:span text:style-name="T9">[</text:span></text:span><text:span text:style-name="T5"> &lt;expression&gt;</text:span><text:span text:style-name="Teletype"><text:span text:style-name="T9">]</text:span></text:span></text:p>
      <text:list text:style-name="L1" text:continue-numbering="true">
        <text:list-item>
          <text:h text:style-name="P29" text:outline-level="1">Tokens</text:h>
          <text:list>
            <text:list-item>
              <text:list>
                <text:list-item>
                  <text:h text:style-name="P23" text:outline-level="3">Identifier</text:h>
                </text:list-item>
              </text:list>
            </text:list-item>
          </text:list>
        </text:list-item>
      </text:list>
      <text:p text:style-name="P3">&lt;identifier&gt; ::= &lt;identifier char sequence&gt;</text:p>
      <text:p text:style-name="P4"><text:span text:style-name="T3">&lt;capital letter&gt; ::= </text:span><text:span text:style-name="T18">A | B | ... | Z</text:span></text:p>
      <text:p text:style-name="P4"><text:span text:style-name="T3">&lt;small letter&gt; ::= </text:span><text:span text:style-name="T18">a | b | ... | z</text:span></text:p>
      <text:p text:style-name="P3">&lt;identifier char sequence&gt; ::= &lt;identifier character&gt; | &lt;identifier char sequence&gt;</text:p>
      <text:p text:style-name="P3">&lt;identifier character&gt; ::= &lt;letter&gt; | &lt;digit&gt; |</text:p>
      <text:p text:style-name="P3">&lt;letter&gt; ::= &lt;capital letter&gt; | &lt;small letter&gt;</text:p>
      <text:p text:style-name="P5"><text:soft-page-break/></text:p>
      <text:p text:style-name="P3">&lt;type name&gt; ::= &lt;identifier&gt;</text:p>
      <text:p text:style-name="P1"><text:span text:style-name="T5">&lt;expression name&gt; ::= &lt;identifier&gt; | &lt;ambiguous name&gt;</text:span><text:span text:style-name="Teletype"><text:span text:style-name="T9">.</text:span></text:span><text:span text:style-name="T5">&lt;identifier&gt;</text:span></text:p>
      <text:p text:style-name="P1"><text:span text:style-name="T5">&lt;method name&gt; ::= &lt;identifier&gt; | &lt;ambiguous name&gt;</text:span><text:span text:style-name="Teletype"><text:span text:style-name="T9">.</text:span></text:span><text:span text:style-name="T5">&lt;identifier&gt;</text:span></text:p>
      <text:p text:style-name="P1"><text:span text:style-name="T5">&lt;ambiguous name&gt;::= &lt;identifier&gt; | &lt;ambiguous name&gt;</text:span><text:span text:style-name="Teletype"><text:span text:style-name="T9">.</text:span></text:span><text:span text:style-name="T5">&lt;identifier&gt;</text:span></text:p>
      <text:p text:style-name="P8">&lt;literal&gt; ::= </text:p>
      <text:p text:style-name="P8"><text:tab/>&lt;integer literal&gt; | </text:p>
      <text:p text:style-name="P8"><text:tab/>&lt;floating-point literal&gt; | </text:p>
      <text:p text:style-name="P8"><text:tab/>&lt;boolean literal&gt; | </text:p>
      <text:p text:style-name="P8"><text:tab/>&lt;character literal&gt; | </text:p>
      <text:p text:style-name="P8"><text:tab/>&lt;string literal&gt; | </text:p>
      <text:p text:style-name="P8"><text:tab/>&lt;null literal&gt;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integer</text:h>
                </text:list-item>
              </text:list>
            </text:list-item>
          </text:list>
        </text:list-item>
      </text:list>
      <text:p text:style-name="P3">&lt;integer literal&gt; ::= &lt;decimal integer literal&gt; | &lt;hex integer literal&gt; | &lt;octal integer literal&gt;</text:p>
      <text:p text:style-name="P3">&lt;decimal integer literal&gt; ::= &lt;decimal numeral&gt; [&lt;integer type suffix&gt;]</text:p>
      <text:p text:style-name="P3">&lt;octal integer literal&gt; ::= &lt;octal numeral&gt; [&lt;integer type suffix&gt;]</text:p>
      <text:p text:style-name="P1"><text:span text:style-name="T5">&lt;integer type suffix&gt; ::= </text:span><text:span text:style-name="Teletype"><text:span text:style-name="T9">l</text:span></text:span><text:span text:style-name="Teletype"><text:span text:style-name="T5"> </text:span></text:span><text:span text:style-name="T5">| </text:span><text:span text:style-name="Teletype"><text:span text:style-name="T9">L</text:span></text:span></text:p>
      <text:p text:style-name="P3">&lt;decimal numeral&gt; ::= <text:span text:style-name="T2">0</text:span> | &lt;non zero digit&gt; {&lt;digit&gt;}</text:p>
      <text:p text:style-name="P3">&lt;digit&gt; ::= <text:span text:style-name="T2">0 </text:span>| &lt;non zero digit&gt;</text:p>
      <text:p text:style-name="P3">&lt;non zero digit&gt; ::= <text:span text:style-name="T19">1 | 2 | 3 | 4 | 5 | 6 | 7 | 8 | 9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7" text:outline-level="3">hex</text:h>
                </text:list-item>
              </text:list>
            </text:list-item>
          </text:list>
        </text:list-item>
      </text:list>
      <text:p text:style-name="P3">&lt;hex integer literal&gt; ::= &lt;hex numeral&gt; [&lt;integer type suffix&gt;]</text:p>
      <text:p text:style-name="P3">&lt;hex numeral&gt; ::= <text:span text:style-name="T19">0x</text:span> &lt;hex digit&gt; | <text:span text:style-name="T19">0X</text:span> &lt;hex digit&gt; | &lt;hex numeral&gt; &lt;hex digit&gt;</text:p>
      <text:p text:style-name="P8">&lt;hex digit&gt; :: =<text:span text:style-name="T19"> </text:span></text:p>
      <text:p text:style-name="P28"><text:tab/>0 | 1 | 2 | 3 | 4 | 5 | 6 | 7 | 8 | 9 | </text:p>
      <text:p text:style-name="P28"><text:tab/>a | b | c | d | e | f | </text:p>
      <text:p text:style-name="P28"><text:tab/>A | B | C | D | E | F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octal</text:h>
                </text:list-item>
              </text:list>
            </text:list-item>
          </text:list>
        </text:list-item>
      </text:list>
      <text:p text:style-name="P3">&lt;octal numeral&gt; ::= <text:span text:style-name="T19">0</text:span> &lt;octal digit&gt; | &lt;octal numeral&gt; &lt;octal digit&gt;</text:p>
      <text:p text:style-name="P3">&lt;octal digit&gt; ::= <text:span text:style-name="T19">0 </text:span><text:span text:style-name="T20">|</text:span><text:span text:style-name="T19"> 1 </text:span><text:span text:style-name="T20">|</text:span><text:span text:style-name="T19"> 2 </text:span><text:span text:style-name="T20">|</text:span><text:span text:style-name="T19"> 3 </text:span><text:span text:style-name="T20">|</text:span><text:span text:style-name="T19"> 4 </text:span><text:span text:style-name="T20">|</text:span><text:span text:style-name="T19"> 5 </text:span><text:span text:style-name="T20">|</text:span><text:span text:style-name="T19"> 6 </text:span><text:span text:style-name="T20">|</text:span><text:span text:style-name="T19"> 7 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5" text:outline-level="3">float</text:h>
                </text:list-item>
              </text:list>
            </text:list-item>
          </text:list>
        </text:list-item>
      </text:list>
      <text:p text:style-name="P1"><text:span text:style-name="T5">&lt;floating-point literal&gt; ::= {&lt;digit&gt;} </text:span><text:span text:style-name="Teletype"><text:span text:style-name="T10">.</text:span></text:span><text:span text:style-name="T5"> {&lt;digit&gt;} [&lt;exponent part&gt;] [&lt;float type suffix&gt;]</text:span></text:p>
      <text:p text:style-name="P3"><text:soft-page-break/>{&lt;digit&gt;} [&lt;exponent part&gt;][&lt;float type suffix&gt;]</text:p>
      <text:p text:style-name="P3">&lt;exponent part&gt; ::= &lt;exponent indicator&gt; &lt;signed integer&gt;</text:p>
      <text:p text:style-name="P3">&lt;exponent indicator&gt; ::= e | E</text:p>
      <text:p text:style-name="P3">&lt;signed integer&gt; ::= [&lt;sign&gt;]&lt;digits&gt;</text:p>
      <text:p text:style-name="P3">&lt;sign&gt; ::= + | -</text:p>
      <text:p text:style-name="P3">&lt;float type suffix&gt; ::= f | F | d | D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boolean</text:h>
                </text:list-item>
              </text:list>
            </text:list-item>
          </text:list>
        </text:list-item>
      </text:list>
      <text:p text:style-name="P1"><text:span text:style-name="T5">&lt;boolean literal&gt; ::= </text:span><text:span text:style-name="Teletype"><text:span text:style-name="T9">true</text:span></text:span><text:span text:style-name="T5"> | </text:span><text:span text:style-name="Teletype"><text:span text:style-name="T9">false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<text:span text:style-name="Teletype"><text:span text:style-name="T30">character</text:span></text:span></text:h>
                </text:list-item>
              </text:list>
            </text:list-item>
          </text:list>
        </text:list-item>
      </text:list>
      <text:p text:style-name="P1"><text:span text:style-name="T5">&lt;character literal&gt; ::= </text:span><text:span text:style-name="Teletype"><text:span text:style-name="T9">'</text:span></text:span><text:span text:style-name="T5">&lt;single character&gt;</text:span><text:span text:style-name="Teletype"><text:span text:style-name="T9">'</text:span></text:span><text:span text:style-name="T5"> | </text:span><text:span text:style-name="Teletype"><text:span text:style-name="T9">'</text:span></text:span><text:span text:style-name="T5">&lt;escape sequence&gt;</text:span><text:span text:style-name="Teletype"><text:span text:style-name="T9">'</text:span></text:span></text:p>
      <text:p text:style-name="P1"><text:span text:style-name="T5">&lt;single character&gt; ::= &lt;input character&gt; except </text:span><text:span text:style-name="Teletype"><text:span text:style-name="T9">'</text:span></text:span><text:span text:style-name="T5"> and </text:span><text:span text:style-name="Teletype"><text:span text:style-name="T9">\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3" text:outline-level="3"><text:span text:style-name="Teletype"><text:span text:style-name="T30">string</text:span></text:span></text:h>
                </text:list-item>
              </text:list>
            </text:list-item>
          </text:list>
        </text:list-item>
      </text:list>
      <text:p text:style-name="P1"><text:span text:style-name="T5">&lt;string literal&gt; ::= </text:span><text:span text:style-name="Teletype"><text:span text:style-name="T11">"</text:span></text:span><text:span text:style-name="T5">{&lt;string characters&gt;}</text:span><text:span text:style-name="Teletype"><text:span text:style-name="T10">"</text:span></text:span></text:p>
      <text:p text:style-name="P3">&lt;string characters&gt; ::= &lt;string character&gt; | &lt;string characters&gt; &lt;string character&gt;</text:p>
      <text:p text:style-name="P1"><text:span text:style-name="T5">&lt;string character&gt; ::= &lt;input character&gt; except </text:span><text:span text:style-name="Teletype"><text:span text:style-name="T9">"</text:span></text:span><text:span text:style-name="T5"> and </text:span><text:span text:style-name="Teletype"><text:span text:style-name="T9">\</text:span></text:span><text:span text:style-name="T5"> | &lt;escape character&gt;</text:span></text:p>
      <text:p text:style-name="P1"><text:span text:style-name="T5">&lt;null literal&gt; ::= </text:span><text:span text:style-name="Teletype"><text:span text:style-name="T9">null</text:span></text:span></text:p>
      <text:p text:style-name="P1"><text:span text:style-name="T5">&lt;keyword&gt; ::= </text:span><text:span text:style-name="Teletype"><text:span text:style-name="T9">abstract</text:span></text:span><text:span text:style-name="T5"> | </text:span><text:span text:style-name="Teletype"><text:span text:style-name="T9">boolean</text:span></text:span><text:span text:style-name="T5"> | </text:span><text:span text:style-name="Teletype"><text:span text:style-name="T9">break</text:span></text:span><text:span text:style-name="T5"> | </text:span><text:span text:style-name="Teletype"><text:span text:style-name="T9">byte</text:span></text:span><text:span text:style-name="T5"> | </text:span><text:span text:style-name="Teletype"><text:span text:style-name="T9">case</text:span></text:span><text:span text:style-name="T5"> | </text:span><text:span text:style-name="Teletype"><text:span text:style-name="T9">catch</text:span></text:span><text:span text:style-name="T5"> | </text:span><text:span text:style-name="Teletype"><text:span text:style-name="T9">char</text:span></text:span><text:span text:style-name="T5"> | </text:span><text:span text:style-name="Teletype"><text:span text:style-name="T9">class</text:span></text:span><text:span text:style-name="T5"> | </text:span><text:span text:style-name="Teletype"><text:span text:style-name="T9">const</text:span></text:span><text:span text:style-name="T5"> | </text:span><text:span text:style-name="Teletype"><text:span text:style-name="T9">continue</text:span></text:span><text:span text:style-name="T5"> | </text:span><text:span text:style-name="Teletype"><text:span text:style-name="T9">default</text:span></text:span><text:span text:style-name="T5"> | </text:span><text:span text:style-name="Teletype"><text:span text:style-name="T9">do</text:span></text:span><text:span text:style-name="T5"> | </text:span><text:span text:style-name="Teletype"><text:span text:style-name="T9">double</text:span></text:span><text:span text:style-name="T5"> | </text:span><text:span text:style-name="Teletype"><text:span text:style-name="T9">else</text:span></text:span><text:span text:style-name="T5"> | </text:span><text:span text:style-name="Teletype"><text:span text:style-name="T9">extends</text:span></text:span><text:span text:style-name="T5"> | </text:span><text:span text:style-name="Teletype"><text:span text:style-name="T9">final</text:span></text:span><text:span text:style-name="T5"> | </text:span><text:span text:style-name="Teletype"><text:span text:style-name="T9">finally</text:span></text:span><text:span text:style-name="T5"> | </text:span><text:span text:style-name="Teletype"><text:span text:style-name="T9">float</text:span></text:span><text:span text:style-name="T5"> | </text:span><text:span text:style-name="Teletype"><text:span text:style-name="T9">for</text:span></text:span><text:span text:style-name="T5"> | </text:span><text:span text:style-name="Teletype"><text:span text:style-name="T9">goto</text:span></text:span><text:span text:style-name="T5"> | </text:span><text:span text:style-name="Teletype"><text:span text:style-name="T9">if</text:span></text:span><text:span text:style-name="T5"> | </text:span><text:span text:style-name="Teletype"><text:span text:style-name="T9">implements</text:span></text:span><text:span text:style-name="T5"> | </text:span><text:span text:style-name="Teletype"><text:span text:style-name="T9">import</text:span></text:span><text:span text:style-name="T5"> | </text:span><text:span text:style-name="Teletype"><text:span text:style-name="T9">instanceof</text:span></text:span><text:span text:style-name="T5"> | </text:span><text:span text:style-name="Teletype"><text:span text:style-name="T9">int</text:span></text:span><text:span text:style-name="T5"> | </text:span><text:span text:style-name="Teletype"><text:span text:style-name="T9">interface</text:span></text:span><text:span text:style-name="T5"> | </text:span><text:span text:style-name="Teletype"><text:span text:style-name="T9">long</text:span></text:span><text:span text:style-name="T5"> | </text:span><text:span text:style-name="Teletype"><text:span text:style-name="T9">native</text:span></text:span><text:span text:style-name="T5"> | </text:span><text:span text:style-name="Teletype"><text:span text:style-name="T9">new</text:span></text:span><text:span text:style-name="T5"> | </text:span><text:span text:style-name="Teletype"><text:span text:style-name="T9">package</text:span></text:span><text:span text:style-name="T5"> | </text:span><text:span text:style-name="Teletype"><text:span text:style-name="T9">private</text:span></text:span><text:span text:style-name="T5"> | </text:span><text:span text:style-name="Teletype"><text:span text:style-name="T9">protected</text:span></text:span><text:span text:style-name="T5"> | </text:span><text:span text:style-name="Teletype"><text:span text:style-name="T9">public</text:span></text:span><text:span text:style-name="T5"> | </text:span><text:span text:style-name="Teletype"><text:span text:style-name="T9">return</text:span></text:span><text:span text:style-name="T5"> | </text:span><text:span text:style-name="Teletype"><text:span text:style-name="T9">short</text:span></text:span><text:span text:style-name="T5"> | </text:span><text:span text:style-name="Teletype"><text:span text:style-name="T9">static</text:span></text:span><text:span text:style-name="T5"> | </text:span><text:span text:style-name="Teletype"><text:span text:style-name="T9">super</text:span></text:span><text:span text:style-name="T5"> | </text:span><text:span text:style-name="Teletype"><text:span text:style-name="T9">switch</text:span></text:span><text:span text:style-name="T5"> | </text:span><text:span text:style-name="Teletype"><text:span text:style-name="T9">synchronized</text:span></text:span><text:span text:style-name="T5"> | </text:span><text:span text:style-name="Teletype"><text:span text:style-name="T9">this</text:span></text:span><text:span text:style-name="T5"> | </text:span><text:span text:style-name="Teletype"><text:span text:style-name="T9">throw</text:span></text:span><text:span text:style-name="T5"> | </text:span><text:span text:style-name="Teletype"><text:span text:style-name="T9">throws</text:span></text:span><text:span text:style-name="T5"> | </text:span><text:span text:style-name="Teletype"><text:span text:style-name="T9">transient</text:span></text:span><text:span text:style-name="T5"> | </text:span><text:span text:style-name="Teletype"><text:span text:style-name="T9">try</text:span></text:span><text:span text:style-name="T5"> | </text:span><text:span text:style-name="Teletype"><text:span text:style-name="T9">void</text:span></text:span><text:span text:style-name="T5"> | </text:span><text:span text:style-name="Teletype"><text:span text:style-name="T9">volatile</text:span></text:span><text:span text:style-name="T5"> | </text:span><text:span text:style-name="Teletype"><text:span text:style-name="T9">while</text:span>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normal" fo:font-weight="bold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Arial1" fo:font-size="12pt" fo:font-style="italic" fo:font-weight="bold" style:font-name-asian="Lucida Sans Unicode" style:font-size-asian="14pt" style:font-weight-asian="bold" style:font-name-complex="Tahoma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style:page-number="auto"/>
      <style:text-properties fo:font-size="16pt" fo:font-style="italic" fo:font-weight="bold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>
      <text:outline-level-style text:level="1" style:num-suffix=".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date>2008-04-15T00:08:41</dc:date>
    <meta:editing-cycles>395</meta:editing-cycles>
    <meta:editing-duration>PT7H2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80" meta:word-count="1320" meta:character-count="12575"/>
  </office:meta>
</office:document-meta>
</file>